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85cm" fo:min-width="6.6cm"/>
      <style:paragraph-properties style:writing-mode="lr-tb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85cm" fo:min-width="2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9.05cm" fo:min-width="6.6cm"/>
      <style:paragraph-properties style:writing-mode="lr-tb"/>
    </style:style>
    <style:style style:name="gr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8.25cm" fo:min-width="2.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18cm"/>
      <style:paragraph-properties style:writing-mode="lr-tb"/>
    </style:style>
    <style:style style:name="gr8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7.001cm" fo:min-width="2.1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5cm" fo:min-width="2.296cm"/>
      <style:paragraph-properties style:writing-mode="lr-tb"/>
    </style:style>
    <style:style style:name="gr10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6.901cm" fo:min-width="2.1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9cm" fo:min-width="2.296cm"/>
      <style:paragraph-properties style:writing-mode="lr-tb"/>
    </style:style>
    <style:style style:name="gr1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101cm" fo:min-width="1.945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5cm" fo:min-width="2.296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5cm" fo:min-width="2.296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5cm" fo:min-width="2.296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5cm" fo:min-width="2.296cm"/>
      <style:paragraph-properties style:writing-mode="lr-tb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5cm" fo:min-width="6.6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5cm" fo:min-width="2.296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5cm" fo:min-width="2.296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cccccc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 draw:fill-color="#cccccc"/>
      <style:paragraph-properties fo:text-align="center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7" style:family="paragraph">
      <loext:graphic-properties draw:fill="solid" draw:fill-color="#dddddd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9" style:family="paragraph">
      <loext:graphic-properties draw:fill="solid" draw:fill-color="#eeeeee"/>
      <style:paragraph-properties fo:text-align="center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1cm" svg:height="2.1cm" svg:x="3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cm" svg:height="1.1cm" svg:x="3.3cm" svg:y="4.6cm">
          <text:p text:style-name="P2"><text:span text:style-name="T1">frame0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475cm" svg:height="0.962cm" svg:x="2.725cm" svg:y="3.2cm">
          <draw:text-box>
            <text:p>frame0</text:p>
          </draw:text-box>
        </draw:frame>
        <draw:custom-shape draw:style-name="gr2" draw:text-style-name="P3" draw:layer="layout" svg:width="3cm" svg:height="1.1cm" svg:x="6.8cm" svg:y="4.6cm">
          <text:p text:style-name="P2"><text:span text:style-name="T1">frame02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1cm" svg:height="9.3cm" svg:x="3cm" svg:y="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475cm" svg:height="0.962cm" svg:x="2.725cm" svg:y="6.138cm">
          <draw:text-box>
            <text:p>frame1</text:p>
          </draw:text-box>
        </draw:frame>
        <draw:custom-shape draw:style-name="gr5" draw:text-style-name="P5" draw:layer="layout" svg:width="3cm" svg:height="8.5cm" svg:x="3.3cm" svg:y="7.5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8cm" svg:height="0.806cm" svg:x="3.482cm" svg:y="7.6cm">
          <draw:text-box>
            <text:p text:style-name="P6"><text:span text:style-name="T1">frame11</text:span></text:p>
          </draw:text-box>
        </draw:frame>
        <draw:custom-shape draw:style-name="gr5" draw:text-style-name="P3" draw:layer="layout" svg:width="3cm" svg:height="8.5cm" svg:x="6.8cm" svg:y="7.5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318cm" svg:height="0.806cm" svg:x="7cm" svg:y="7.6cm">
          <draw:text-box>
            <text:p text:style-name="P6"><text:span text:style-name="T1">frame12</text:span></text:p>
          </draw:text-box>
        </draw:frame>
        <draw:custom-shape draw:style-name="gr8" draw:text-style-name="P7" draw:layer="layout" svg:width="2.6cm" svg:height="7.251cm" svg:x="3.453cm" svg:y="8.449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.796cm" svg:height="0.725cm" svg:x="3.373cm" svg:y="8.417cm">
          <draw:text-box>
            <text:p text:style-name="P6"><text:span text:style-name="T2">lb_frame111</text:span></text:p>
          </draw:text-box>
        </draw:frame>
        <draw:custom-shape draw:style-name="gr10" draw:text-style-name="P7" draw:layer="layout" svg:width="2.6cm" svg:height="7.151cm" svg:x="6.98cm" svg:y="8.449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996cm" svg:height="1.199cm" svg:x="6.9cm" svg:y="8.317cm">
          <draw:text-box>
            <text:p text:style-name="P6"><text:span text:style-name="T2">lb_frame121</text:span></text:p>
          </draw:text-box>
        </draw:frame>
        <draw:custom-shape draw:style-name="gr12" draw:text-style-name="P9" draw:layer="layout" svg:width="2.445cm" svg:height="1.351cm" svg:x="7.069cm" svg:y="9.332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3.1cm" svg:height="0.725cm" svg:x="6.9cm" svg:y="9.3cm">
          <draw:text-box>
            <text:p text:style-name="P6"><text:span text:style-name="T2">lb_</text:span><text:span text:style-name="T3">frame1211</text:span></text:p>
          </draw:text-box>
        </draw:frame>
        <draw:custom-shape draw:style-name="gr12" draw:text-style-name="P9" draw:layer="layout" svg:width="2.445cm" svg:height="1.351cm" svg:x="7.069cm" svg:y="12.549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3.1cm" svg:height="0.725cm" svg:x="6.9cm" svg:y="12.517cm">
          <draw:text-box>
            <text:p text:style-name="P6"><text:span text:style-name="T2">lb_</text:span><text:span text:style-name="T3">frame1212</text:span></text:p>
          </draw:text-box>
        </draw:frame>
        <draw:custom-shape draw:style-name="gr12" draw:text-style-name="P9" draw:layer="layout" svg:width="2.445cm" svg:height="1.351cm" svg:x="7.069cm" svg:y="14.049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3.1cm" svg:height="0.725cm" svg:x="6.9cm" svg:y="14.017cm">
          <draw:text-box>
            <text:p text:style-name="P6"><text:span text:style-name="T2">lb_</text:span><text:span text:style-name="T3">frame1213</text:span></text:p>
          </draw:text-box>
        </draw:frame>
        <draw:custom-shape draw:style-name="gr12" draw:text-style-name="P9" draw:layer="layout" svg:width="2.445cm" svg:height="1.351cm" svg:x="7.069cm" svg:y="12.55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3.1cm" svg:height="0.725cm" svg:x="6.9cm" svg:y="12.518cm">
          <draw:text-box>
            <text:p text:style-name="P6"><text:span text:style-name="T2">lb_</text:span><text:span text:style-name="T3">frame1212</text:span></text:p>
          </draw:text-box>
        </draw:frame>
        <draw:custom-shape draw:style-name="gr17" draw:text-style-name="P1" draw:layer="layout" svg:width="7.1cm" svg:height="1.1cm" svg:x="2.975cm" svg:y="1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2.475cm" svg:height="0.962cm" svg:x="2.7cm" svg:y="16.3cm">
          <draw:text-box>
            <text:p>frame2</text:p>
          </draw:text-box>
        </draw:frame>
        <draw:custom-shape draw:style-name="gr12" draw:text-style-name="P9" draw:layer="layout" svg:width="2.445cm" svg:height="1.351cm" svg:x="7.069cm" svg:y="10.932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3.1cm" svg:height="0.725cm" svg:x="6.9cm" svg:y="10.9cm">
          <draw:text-box>
            <text:p text:style-name="P6"><text:span text:style-name="T2">lb_</text:span><text:span text:style-name="T3">frame1212</text:span></text:p>
          </draw:text-box>
        </draw:frame>
        <draw:custom-shape draw:style-name="gr12" draw:text-style-name="P9" draw:layer="layout" svg:width="2.445cm" svg:height="1.351cm" svg:x="7.069cm" svg:y="10.933cm">
          <text:p/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3.1cm" svg:height="0.725cm" svg:x="6.9cm" svg:y="10.901cm">
          <draw:text-box>
            <text:p text:style-name="P6"><text:span text:style-name="T2">lb_</text:span><text:span text:style-name="T3">frame121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9:11:07.133906157</meta:creation-date>
    <dc:date>2021-02-15T18:04:45.771660878</dc:date>
    <meta:editing-duration>P1DT2H52M18S</meta:editing-duration>
    <meta:editing-cycles>3</meta:editing-cycles>
    <meta:generator>LibreOffice/6.4.2.2$Linux_X86_64 LibreOffice_project/40$Build-2</meta:generator>
    <meta:document-statistic meta:object-count="28"/>
  </office:meta>
</office:document-meta>
</file>